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Helper.serialize( Value value , boolean encodeBlanks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deserialize( Reader reader , int type , boolean decodeBlanks , Value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ValueHelper.convert( String [ ] srcValues , int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String [ ] srcValues , int targetType , Value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Helper.deserialize( Reader reader , int type , boolean decodeBla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String srcValue , int targetType , Valu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Helper.serialize( Value value , boolean encodeBlanks , boolean enforceBase64 , 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ueHelper.Valu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ueHelper.deserialize( String value , int type , boolean decodeBla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Value srcValue , int targetType , ValueFactory factory )</text:p>
          </table:table-cell>
          <table:table-cell office:value-type="float" office:value="48">
            <text:p text:style-name="Table_20_Contents">48</text:p>
          </table:table-cell>
          <table:table-cell office:value-type="float" office:value="2">
            <text:p text:style-name="Table_20_Contents">2</text:p>
          </table:table-cell>
          <table:table-cell office:value-type="float" office:value="152">
            <text:p text:style-name="Table_20_Contents">152</text:p>
          </table:table-cell>
        </table:table-row>
        <table:table-row>
          <table:table-cell office:value-type="string">
            <text:p text:style-name="Table_20_Contents">ValueHelper.convert( InputStream srcValue , int targetType , Valu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ueHelper.convert( Value [ ] srcValues , int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String srcValue , int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Helper.copy( Value srcValue , ValueFactory factor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ValueHelper.copy( Value src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serialize( Value value , boolean encodeBlan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Helper.convert( Value srcValue , int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InputStream [ ] srcValues , int targetType , Value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Helper.copy( Value [ ] src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convert( InputStream srcValue , int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Helper.deserialize( String value , int type , boolean decodeBlanks , Value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lueHelper.copy( Value [ ] srcValues , ValueFactory 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Helper.convert( Value [ ] srcValues , int targetType , ValueFactory facto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